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table:style-name="ce9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table:style-name="ce11"/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table:style-name="ce11"/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table:style-name="ce11"/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table:style-name="ce11"/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table:style-name="ce11"/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table:style-name="ce11"/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table:style-name="ce11"/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table:style-name="ce13"/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table:style-name="ce13"/>
          <table:table-cell office:value-type="string" table:style-name="ce10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9"/>
        </table:table-row>
        <table:table-row table:style-name="ro7">
          <table:table-cell office:value-type="string" table:style-name="ce8">
            <text:p>(?&lt;!ˈ)^e(?![juɫs])</text:p>
          </table:table-cell>
          <table:table-cell office:value-type="string" table:style-name="ce8">
            <text:p>e</text:p>
          </table:table-cell>
          <table:table-cell table:style-name="ce14"/>
          <table:table-cell table:style-name="ce12"/>
          <table:table-cell table:number-columns-repeated="16380" table:style-name="ce11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08:36:29Z</dc:date>
  </office:meta>
</office:document-meta>
</file>